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7675370153918808160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2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all the long downhills (each about 2 miles) and alternated walking and running ¼ miles on the long uphills (each about 2 miles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2T13:44:08.20</dc:date>
    <dc:creator>James Lombardi</dc:creator>
    <meta:editing-duration>PT12H45M55S</meta:editing-duration>
    <meta:editing-cycles>74</meta:editing-cycles>
    <meta:generator>OpenOffice/4.1.2$Win32 OpenOffice.org_project/412m3$Build-9782</meta:generator>
    <meta:document-statistic meta:table-count="0" meta:image-count="0" meta:object-count="0" meta:page-count="5" meta:paragraph-count="95" meta:word-count="1678" meta:character-count="8606"/>
  </office:meta>
</office:document-meta>
</file>